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Header_20__26__20_Footer">
      <style:paragraph-properties fo:text-align="center" style:justify-single-word="false"/>
    </style:style>
    <style:style style:name="P3" style:family="paragraph" style:parent-style-name="Free_20_Form">
      <style:text-properties style:font-name="Helvetica Neue1" style:font-name-asian="ヒラギノ角ゴ Pro W3"/>
    </style:style>
    <style:style style:name="P4" style:family="paragraph" style:parent-style-name="Free_20_Form">
      <style:paragraph-properties fo:line-height="100%"/>
      <style:text-properties style:font-name="Helvetica Neue1" fo:font-size="10pt" style:font-name-asian="ヒラギノ角ゴ Pro W3" style:font-size-asian="10pt"/>
    </style:style>
    <style:style style:name="P5" style:family="paragraph" style:parent-style-name="Free_20_Form">
      <style:paragraph-properties fo:line-height="100%"/>
      <style:text-properties style:font-name="Helvetica Neue1" fo:font-size="10pt" fo:font-weight="bold" style:font-name-asian="ヒラギノ角ゴ Pro W3" style:font-size-asian="10pt" style:font-weight-asian="bold"/>
    </style:style>
    <style:style style:name="P6" style:family="paragraph" style:parent-style-name="Free_20_Form">
      <style:text-properties fo:language="zxx" fo:country="none"/>
    </style:style>
    <style:style style:name="P7" style:family="paragraph" style:parent-style-name="Body">
      <style:text-properties fo:color="#000000"/>
    </style:style>
    <style:style style:name="P8" style:family="paragraph" style:parent-style-name="List" style:list-style-name="Bullet_20_List"/>
    <style:style style:name="P9" style:family="paragraph" style:parent-style-name="Heading_20_1" style:master-page-name="Standard">
      <style:paragraph-properties style:page-number="1"/>
    </style:style>
    <style:style style:name="P10" style:family="paragraph" style:parent-style-name="Free_20_Form">
      <style:text-properties fo:language="zxx" fo:country="none"/>
    </style:style>
    <style:style style:name="P11" style:family="paragraph" style:parent-style-name="Free_20_Form" style:master-page-name="First_20_Page">
      <style:paragraph-properties style:page-number="auto"/>
      <style:text-properties style:font-name="Helvetica Neue1" style:font-name-asian="ヒラギノ角ゴ Pro W3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cm" fo:margin-bottom="0cm" fo:line-height="140%" fo:text-align="start" fo:text-indent="0cm"/>
    </style:style>
    <style:style style:name="T1" style:family="text">
      <style:text-properties fo:font-size="9pt" style:font-size-asian="9pt"/>
    </style:style>
    <style:style style:name="T2" style:family="text">
      <style:text-properties style:text-position="super 58%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solid" svg:stroke-width="0.141cm" svg:stroke-color="#117cb2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g text:anchor-type="as-char" svg:y="0cm" draw:z-index="1" draw:style-name="gr1"><draw:line draw:style-name="gr2" draw:text-style-name="P12" svg:x1="0cm" svg:y1="0cm" svg:x2="15.24cm" svg:y2="0cm"><text:p/></draw:line><draw:frame draw:style-name="gr3" draw:text-style-name="P13" svg:width="15.241cm" svg:height="0.003cm" svg:x="0cm" svg:y="0cm"><draw:text-box><text:p/></draw:text-box></draw:frame></draw:g></text:p>
      <text:p text:style-name="Title">Spry Web Browser</text:p>
      <text:p text:style-name="Sub-title">Project Status Report – Week One</text:p>
      <text:p text:style-name="Sub-title"/>
      <text:p text:style-name="P5">Project Manager:</text:p>
      <text:p text:style-name="P4"><text:s text:c="8"/>Doug Penner</text:p>
      <text:p text:style-name="P5"/>
      <text:p text:style-name="P5">Contributors:</text:p>
      <text:p text:style-name="P4"><text:s text:c="8"/>Brendan Neva</text:p>
      <text:p text:style-name="P4"><text:s text:c="8"/>Steffen L. Norgren</text:p>
      <text:p text:style-name="P4"><text:s text:c="8"/>Eddie Zhang</text:p>
      <text:p text:style-name="Author_20_Information"/>
      <text:p text:style-name="Author_20_Information">COMP 4908 • BCIT • May 4, 2009</text:p>
      <text:p text:style-name="Author_20_Information"/>
      <text:p text:style-name="P6"><draw:g text:anchor-type="as-char" svg:y="0cm" draw:z-index="0" draw:style-name="gr1"><draw:line draw:style-name="gr2" draw:text-style-name="P12" svg:x1="0cm" svg:y1="0cm" svg:x2="15.24cm" svg:y2="0cm"><text:p/></draw:line><draw:frame draw:style-name="gr3" draw:text-style-name="P13" svg:width="15.241cm" svg:height="0.003cm" svg:x="0cm" svg:y="0cm"><draw:text-box><text:p/></draw:text-box></draw:frame></draw:g></text:p>
      <text:p text:style-name="Free_20_Form"/>
      <text:h text:style-name="P9" text:outline-level="1">Week in Overview</text:h>
      <text:p text:style-name="Body">Week in overview body.</text:p>
      <text:h text:style-name="Heading_20_1" text:outline-level="1">Tasks Completed by May 10<text:span text:style-name="T2">th</text:span></text:h>
      <text:p text:style-name="Body">Tasks completed body.</text:p>
      <text:list xml:id="list474506578" text:style-name="Bullet_20_List">
        <text:list-item>
          <text:p text:style-name="P8">Tasks</text:p>
        </text:list-item>
        <text:list-item>
          <text:p text:style-name="P8">Completed</text:p>
        </text:list-item>
        <text:list-item>
          <text:p text:style-name="P8">This Week</text:p>
        </text:list-item>
      </text:list>
      <text:h text:style-name="Heading_20_1" text:outline-level="1">Tasks Not Completed &amp; Why</text:h>
      <text:p text:style-name="P7">Tasks not completed body.</text:p>
      <text:list xml:id="list2135645047" text:continue-numbering="true" text:style-name="Bullet_20_List">
        <text:list-item>
          <text:p text:style-name="P8">Tasks</text:p>
        </text:list-item>
        <text:list-item>
          <text:p text:style-name="P8">Not Completed</text:p>
        </text:list-item>
        <text:list-item>
          <text:p text:style-name="P8">By Week's End</text:p>
        </text:list-item>
      </text:list>
      <text:h text:style-name="Heading_20_1" text:outline-level="1">Tasks Scheduled for Completion by by May 10<text:span text:style-name="T2">th</text:span></text:h>
      <text:p text:style-name="Body">Tasks scheduled for completion body.</text:p>
      <text:list xml:id="list1672325613" text:continue-numbering="true" text:style-name="Bullet_20_List">
        <text:list-item>
          <text:p text:style-name="P8">Tasks</text:p>
        </text:list-item>
        <text:list-item>
          <text:p text:style-name="P8">To Complete</text:p>
        </text:list-item>
        <text:list-item>
          <text:p text:style-name="P8">By Next Wee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"/>
    <style:font-face style:name="Tahoma1" svg:font-family="Tahoma"/>
    <style:font-face style:name="Bodoni SvtyTwo OS ITC TT-Book" svg:font-family="'Bodoni SvtyTwo OS ITC TT-Book'" style:font-family-generic="roman"/>
    <style:font-face style:name="ヒラギノ角ゴ Pro W3" svg:font-family="'ヒラギノ角ゴ Pro W3'" style:font-family-generic="roman"/>
    <style:font-face style:name="Helvetica Neue1" svg:font-family="'Helvetica Neue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Helvetica Neue" fo:font-size="12pt" fo:language="en" fo:country="C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 Neue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class="list" style:master-page-name="">
      <style:paragraph-properties fo:margin-left="0cm" fo:margin-right="0cm" fo:margin-top="0.15cm" fo:margin-bottom="0.15cm" fo:line-height="100%" fo:text-align="start" style:justify-single-word="false" fo:keep-together="auto" fo:orphans="2" fo:widows="2" fo:hyphenation-ladder-count="no-limit" fo:text-indent="0cm" style:auto-text-indent="false" style:page-number="auto" fo:break-before="auto" fo:break-after="auto" fo:background-color="transparent" style:shadow="none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 Neu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 Neue" style:font-name-complex="Tahoma1"/>
    </style:style>
    <style:style style:name="Heading_20_1" style:display-name="Heading 1" style:family="paragraph" style:next-style-name="Body" style:default-outline-level="1" style:class="text">
      <style:paragraph-properties fo:margin-left="0cm" fo:margin-right="0cm" fo:margin-top="0.635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.15cm" fo:border-left="none" fo:border-right="none" fo:border-top="none" fo:border-bottom="0.035cm solid #000000" style:shadow="none" fo:keep-with-next="always">
        <style:background-image/>
      </style:paragraph-properties>
      <style:text-properties fo:font-variant="small-caps" fo:color="#226bcc" style:text-outline="false" style:text-line-through-style="none" style:text-position="0% 100%" style:font-name="Helvetica Neue1" fo:font-size="19pt" fo:letter-spacing="normal" fo:language="en" fo:country="GB" fo:font-style="normal" style:text-underline-style="none" fo:font-weight="bold" style:letter-kerning="true" fo:background-color="transparent" style:font-name-asian="ヒラギノ角ゴ Pro W3" style:font-size-asian="19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fo:line-height="13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9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e_20_Form" style:display-name="Free Form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itle" style:family="paragraph" style:next-style-name="Sub-title" style:class="chapter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117cb2" style:text-outline="false" style:text-line-through-style="none" style:text-position="0% 100%" style:font-name="Helvetica Neue1" fo:font-size="36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36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-title" style:family="paragraph" style:next-style-name="Body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4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4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Body" style:family="paragraph">
      <style:paragraph-properties fo:margin-left="0cm" fo:margin-right="0cm" fo:margin-top="0.353cm" fo:margin-bottom="0.141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1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Author_20_Information" style:display-name="Author Informatio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1" fo:font-size="10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0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note_20_Text" style:display-name="Footnote Text" style:family="paragraph">
      <style:paragraph-properties fo:margin-left="0cm" fo:margin-right="0cm" fo:margin-top="0cm" fo:margin-bottom="0cm" fo:line-height="14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Bodoni SvtyTwo OS ITC TT-Book" fo:font-size="12pt" fo:letter-spacing="normal" fo:language="en" fo:country="GB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background-color="transparent" fo:padding="0.101cm" fo:border-left="none" fo:border-right="none" fo:border-top="none" fo:border-bottom="0.018cm solid #666666" style:shadow="none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Helvetica Neue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Helvetica Neue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Helvetica Neue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Helvetica Neue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Helvetica Neue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Helvetica Neue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Helvetica Neue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Helvetica Neue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_20_List" style:display-name="Bullet List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Helvetica Neue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Helvetica Neue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Helvetica Neue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Helvetica Neue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Helvetica Neue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Helvetica Neue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Helvetica Neue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Helvetica Neue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Helvetica Neu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2" style:family="paragraph" style:parent-style-name="Header_20__26__20_Footer">
      <style:paragraph-properties fo:text-align="center" style:justify-single-word="false"/>
    </style:style>
    <style:style style:name="MT1" style:family="text">
      <style:text-properties fo:font-size="9pt" style:font-size-asian="9pt"/>
    </style:style>
    <style:page-layout style:name="Mpm1">
      <style:page-layout-properties fo:page-width="21.59cm" fo:page-height="27.94cm" style:num-format="1" style:print-orientation="landscape" fo:margin-top="1.27cm" fo:margin-bottom="1.524cm" fo:margin-left="3.17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016cm" fo:margin-left="0cm" fo:margin-right="0cm" fo:margin-top="0.917cm" style:dynamic-spacing="true"/>
      </style:footer-style>
    </style:page-layout>
    <style:page-layout style:name="Mpm2">
      <style:page-layout-properties fo:page-width="21.59cm" fo:page-height="27.94cm" style:num-format="1" style:print-orientation="landscape" fo:margin-top="2.54cm" fo:margin-bottom="2.54cm" fo:margin-left="3.17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Header_20__26__20_Footer">Page <text:page-number text:select-page="current">1</text:page-number> of <text:page-number text:select-page="current">1</text:page-number></text:p>
      </style:footer>
      <style:footer-left>
        <text:p text:style-name="Header_20__26__20_Footer">Page <text:page-number text:select-page="current">1</text:page-number> of <text:page-count>3</text:page-count></text:p>
      </style:footer-left>
    </style:master-page>
    <style:master-page style:name="First_20_Page" style:display-name="First Page" style:page-layout-name="Mpm2" style:next-style-name="Standard"/>
    <style:master-page style:name="Convert_20_1" style:display-name="Convert 1" style:page-layout-name="Mpm1" style:next-style-name="Next_20_convert_20_1">
      <style:header>
        <text:p text:style-name="MP1"/>
      </style:header>
      <style:footer>
        <text:p text:style-name="Header_20__26__20_Footer">Page <text:page-number text:select-page="current">1</text:page-number> of <text:page-count>3</text:page-count></text:p>
      </style:footer>
    </style:master-page>
    <style:master-page style:name="Next_20_convert_20_1" style:display-name="Next convert 1" style:page-layout-name="Mpm1">
      <style:header>
        <text:p text:style-name="MP1"/>
      </style:header>
      <style:header-left>
        <text:p text:style-name="MP1"/>
      </style:header-left>
      <style:footer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3</text:page-count></text:span></text:p>
      </style:footer>
      <style:footer-left>
        <text:p text:style-name="MP2"><text:span text:style-name="MT1">Page </text:span><text:span text:style-name="MT1"><text:page-number text:select-page="current">1</text:page-number></text:span><text:span text:style-name="MT1"> of </text:span><text:span text:style-name="MT1"><text:page-count style:num-format="1">3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08T14:35:51</dc:date>
    <dc:creator>Steffen Norgren</dc:creator>
    <meta:generator>OpenOffice.org/3.1$Unix OpenOffice.org_project/310m11$Build-9399</meta:generator>
    <meta:editing-duration>PT00H38M41S</meta:editing-duration>
    <meta:editing-cycles>19</meta:editing-cycles>
    <meta:document-statistic meta:table-count="0" meta:image-count="0" meta:object-count="0" meta:page-count="3" meta:paragraph-count="33" meta:word-count="111" meta:character-count="556"/>
  </office:meta>
</office:document-meta>
</file>